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07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0.5354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665in"/>
    </style:style>
    <style:style style:name="co7" style:family="table-column">
      <style:table-column-properties fo:break-before="auto" style:column-width="1.0374in"/>
    </style:style>
    <style:style style:name="co8" style:family="table-column">
      <style:table-column-properties fo:break-before="auto" style:column-width="1.73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5516in" svg:height="8.137in" svg:x="0.6717in" svg:y="1.9327in">
            <draw:object draw:notify-on-update-of-ranges="Sheet1.B2:Sheet1.B11 Sheet1.F1:Sheet1.F1 Sheet1.F2:Sheet1.F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generation_number</text:p>
          </table:table-cell>
          <table:table-cell office:value-type="string">
            <text:p>fitness</text:p>
          </table:table-cell>
          <table:table-cell office:value-type="string">
            <text:p>average_ball_in_play_time</text:p>
          </table:table-cell>
          <table:table-cell/>
          <table:table-cell office:value-type="string">
            <text:p>Experiment Seven</text:p>
          </table:table-cell>
          <table:table-cell table:number-columns-repeated="2"/>
          <table:table-cell office:value-type="string">
            <text:p>Experiment Sev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98">
            <text:p>598</text:p>
          </table:table-cell>
          <table:table-cell office:value-type="float" office:value="2.1068">
            <text:p>2.1068</text:p>
          </table:table-cell>
          <table:table-cell office:value-type="float" office:value="4.5346">
            <text:p>4.5346</text:p>
          </table:table-cell>
          <table:table-cell office:value-type="float" office:value="1.5538">
            <text:p>1.5538</text:p>
          </table:table-cell>
          <table:table-cell office:value-type="float" office:value="2.5352">
            <text:p>2.5352</text:p>
          </table:table-cell>
          <table:table-cell office:value-type="float" office:value="4.3226">
            <text:p>4.3226</text:p>
          </table:table-cell>
          <table:table-cell table:formula="of:=AVERAGE([.D2:.H2])" office:value-type="float" office:value="3.0106">
            <text:p>3.010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692">
            <text:p>692</text:p>
          </table:table-cell>
          <table:table-cell office:value-type="float" office:value="2.1356">
            <text:p>2.1356</text:p>
          </table:table-cell>
          <table:table-cell office:value-type="float" office:value="1.4182">
            <text:p>1.4182</text:p>
          </table:table-cell>
          <table:table-cell office:value-type="float" office:value="2.032">
            <text:p>2.032</text:p>
          </table:table-cell>
          <table:table-cell office:value-type="float" office:value="1.4754">
            <text:p>1.4754</text:p>
          </table:table-cell>
          <table:table-cell office:value-type="float" office:value="9.0518">
            <text:p>9.0518</text:p>
          </table:table-cell>
          <table:table-cell table:formula="of:=AVERAGE([.D3:.H3])" office:value-type="float" office:value="3.2226">
            <text:p>3.22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9">
            <text:p>59</text:p>
          </table:table-cell>
          <table:table-cell office:value-type="float" office:value="3.3082">
            <text:p>3.3082</text:p>
          </table:table-cell>
          <table:table-cell office:value-type="float" office:value="2.3094">
            <text:p>2.3094</text:p>
          </table:table-cell>
          <table:table-cell office:value-type="float" office:value="7.5804">
            <text:p>7.5804</text:p>
          </table:table-cell>
          <table:table-cell office:value-type="float" office:value="2.9778">
            <text:p>2.9778</text:p>
          </table:table-cell>
          <table:table-cell office:value-type="float" office:value="4.5292">
            <text:p>4.5292</text:p>
          </table:table-cell>
          <table:table-cell table:formula="of:=AVERAGE([.D4:.H4])" office:value-type="float" office:value="4.141">
            <text:p>4.14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40">
            <text:p>440</text:p>
          </table:table-cell>
          <table:table-cell office:value-type="float" office:value="2.3792">
            <text:p>2.3792</text:p>
          </table:table-cell>
          <table:table-cell office:value-type="float" office:value="8.833">
            <text:p>8.833</text:p>
          </table:table-cell>
          <table:table-cell office:value-type="float" office:value="4.5818">
            <text:p>4.5818</text:p>
          </table:table-cell>
          <table:table-cell office:value-type="float" office:value="17.2018">
            <text:p>17.2018</text:p>
          </table:table-cell>
          <table:table-cell office:value-type="float" office:value="11.3988">
            <text:p>11.3988</text:p>
          </table:table-cell>
          <table:table-cell table:formula="of:=AVERAGE([.D5:.H5])" office:value-type="float" office:value="8.87892">
            <text:p>8.8789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365">
            <text:p>2365</text:p>
          </table:table-cell>
          <table:table-cell office:value-type="float" office:value="7.1764">
            <text:p>7.1764</text:p>
          </table:table-cell>
          <table:table-cell office:value-type="float" office:value="3.1488">
            <text:p>3.1488</text:p>
          </table:table-cell>
          <table:table-cell office:value-type="float" office:value="2.7708">
            <text:p>2.7708</text:p>
          </table:table-cell>
          <table:table-cell office:value-type="float" office:value="4.519">
            <text:p>4.519</text:p>
          </table:table-cell>
          <table:table-cell office:value-type="float" office:value="2.3388">
            <text:p>2.3388</text:p>
          </table:table-cell>
          <table:table-cell table:formula="of:=AVERAGE([.D6:.H6])" office:value-type="float" office:value="3.99076">
            <text:p>3.9907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950">
            <text:p>950</text:p>
          </table:table-cell>
          <table:table-cell office:value-type="float" office:value="7.6838">
            <text:p>7.6838</text:p>
          </table:table-cell>
          <table:table-cell office:value-type="float" office:value="6.1312">
            <text:p>6.1312</text:p>
          </table:table-cell>
          <table:table-cell office:value-type="float" office:value="8.9296">
            <text:p>8.9296</text:p>
          </table:table-cell>
          <table:table-cell office:value-type="float" office:value="1.5772">
            <text:p>1.5772</text:p>
          </table:table-cell>
          <table:table-cell office:value-type="float" office:value="4.23">
            <text:p>4.23</text:p>
          </table:table-cell>
          <table:table-cell table:formula="of:=AVERAGE([.D7:.H7])" office:value-type="float" office:value="5.71036">
            <text:p>5.7103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9">
            <text:p>69</text:p>
          </table:table-cell>
          <table:table-cell office:value-type="float" office:value="2019">
            <text:p>2019</text:p>
          </table:table-cell>
          <table:table-cell office:value-type="float" office:value="4.5758">
            <text:p>4.5758</text:p>
          </table:table-cell>
          <table:table-cell office:value-type="float" office:value="3.778">
            <text:p>3.778</text:p>
          </table:table-cell>
          <table:table-cell office:value-type="float" office:value="7.4378">
            <text:p>7.4378</text:p>
          </table:table-cell>
          <table:table-cell office:value-type="float" office:value="11.181">
            <text:p>11.181</text:p>
          </table:table-cell>
          <table:table-cell office:value-type="float" office:value="4.437">
            <text:p>4.437</text:p>
          </table:table-cell>
          <table:table-cell table:formula="of:=AVERAGE([.D8:.H8])" office:value-type="float" office:value="6.28192">
            <text:p>6.2819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34">
            <text:p>234</text:p>
          </table:table-cell>
          <table:table-cell office:value-type="float" office:value="10.1764">
            <text:p>10.1764</text:p>
          </table:table-cell>
          <table:table-cell office:value-type="float" office:value="1.5482">
            <text:p>1.5482</text:p>
          </table:table-cell>
          <table:table-cell office:value-type="float" office:value="9.3512">
            <text:p>9.3512</text:p>
          </table:table-cell>
          <table:table-cell office:value-type="float" office:value="1.6474">
            <text:p>1.6474</text:p>
          </table:table-cell>
          <table:table-cell office:value-type="float" office:value="3.7422">
            <text:p>3.7422</text:p>
          </table:table-cell>
          <table:table-cell table:formula="of:=AVERAGE([.D9:.H9])" office:value-type="float" office:value="5.29308">
            <text:p>5.29308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office:value-type="float" office:value="334">
            <text:p>334</text:p>
          </table:table-cell>
          <table:table-cell office:value-type="float" office:value="3.7868">
            <text:p>3.7868</text:p>
          </table:table-cell>
          <table:table-cell office:value-type="float" office:value="2.477">
            <text:p>2.477</text:p>
          </table:table-cell>
          <table:table-cell office:value-type="float" office:value="6.8312">
            <text:p>6.8312</text:p>
          </table:table-cell>
          <table:table-cell office:value-type="float" office:value="11.0334">
            <text:p>11.0334</text:p>
          </table:table-cell>
          <table:table-cell office:value-type="float" office:value="12.123">
            <text:p>12.123</text:p>
          </table:table-cell>
          <table:table-cell table:formula="of:=AVERAGE([.D10:.H10])" office:value-type="float" office:value="7.25028">
            <text:p>7.250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9">
            <text:p>99</text:p>
          </table:table-cell>
          <table:table-cell office:value-type="float" office:value="217">
            <text:p>217</text:p>
          </table:table-cell>
          <table:table-cell office:value-type="float" office:value="5.9318">
            <text:p>5.9318</text:p>
          </table:table-cell>
          <table:table-cell office:value-type="float" office:value="10.3416">
            <text:p>10.3416</text:p>
          </table:table-cell>
          <table:table-cell office:value-type="float" office:value="1.5874">
            <text:p>1.5874</text:p>
          </table:table-cell>
          <table:table-cell office:value-type="float" office:value="8.7974">
            <text:p>8.7974</text:p>
          </table:table-cell>
          <table:table-cell office:value-type="float" office:value="3.3328">
            <text:p>3.3328</text:p>
          </table:table-cell>
          <table:table-cell table:formula="of:=AVERAGE([.D11:.H11])" office:value-type="float" office:value="5.9982">
            <text:p>5.9982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7">00/00/0000</text:date>, <text:time style:data-style-name="N2" text:time-value="0000-00-00T16:47: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7T16:49:59</dc:date>
    <dc:creator>Lettier </dc:creator>
    <meta:generator>LibreOffice/4.0.2.2$Linux_X86_64 LibreOffice_project/4c82dcdd6efcd48b1d8bba66bfe1989deee49c3</meta:generator>
    <meta:editing-duration>P0D</meta:editing-duration>
    <meta:editing-cycles>3</meta:editing-cycles>
    <meta:document-statistic meta:table-count="1" meta:cell-count="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502cm" svg:height="20.669cm" xlink:href=".." xlink:type="simple" chart:class="chart:line" chart:style-name="ch1">
        <chart:title svg:x="16.36cm" svg:y="0.548cm" chart:style-name="ch2">
          <text:p>SimPL</text:p>
        </chart:title>
        <chart:subtitle svg:x="7.029cm" svg:y="1.822cm" chart:style-name="ch3">
          <text:p>Average ball-in-play time of five rounds per every 10th generation top performer.</text:p>
        </chart:subtitle>
        <chart:legend svg:x="32.359cm" svg:y="10.248cm" style:legend-expansion="custom" chartooo:width="6.27cm" chartooo:height="1.472cm" style:legend-expansion-aspect-ratio="4.25951086956522" chart:style-name="ch4"/>
        <chart:plot-area chart:style-name="ch5" table:cell-range-address="Sheet1.B2:Sheet1.B11 Sheet1.F1:Sheet1.F11" chart:data-source-has-labels="both" svg:x="2.014cm" svg:y="3.247cm" svg:width="29.962cm" svg:height="15.331cm">
          <chartooo:coordinate-region svg:x="3.112cm" svg:y="3.446cm" svg:width="28.677cm" svg:height="14.485cm"/>
          <chart:axis chart:dimension="x" chart:name="primary-x" chart:style-name="ch6" chartooo:axis-type="auto">
            <chartooo:date-scale/>
            <chart:title svg:x="15.64cm" svg:y="18.993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612cm" svg:y="15.49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eve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1.5538">
                <text:p>1.5538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.5804">
                <text:p>7.580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.5818">
                <text:p>4.58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7708">
                <text:p>2.770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.9296">
                <text:p>8.92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.4378">
                <text:p>7.437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.3512">
                <text:p>9.351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.8312">
                <text:p>6.83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5874">
                <text:p>1.58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width="0.076cm"/>
    </style:style>
    <style:style style:name="ch2" style:family="chart">
      <style:text-properties fo:font-family="'Liberation Serif'" style:font-style-name="Regular" style:font-family-generic="roman" fo:font-size="20pt" style:font-size-asian="13pt" style:font-size-complex="13pt"/>
    </style:style>
    <style:style style:name="ch3" style:family="chart">
      <style:text-properties fo:font-family="'Liberation Serif'" style:font-style-name="Regular" style:font-family-generic="roman" fo:font-size="18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family="'Liberation Serif'" style:font-style-name="Regular" style:font-family-generic="roman" fo:font-size="18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family="'Liberation Serif'" style:font-style-name="Regular" style:font-family-generic="roman" fo:font-size="18pt" style:font-size-asian="9pt" style:font-size-complex="9pt"/>
    </style:style>
    <style:style style:name="ch8" style:family="chart">
      <style:graphic-properties svg:stroke-color="#b3b3b3" svg:stroke-opacity="20%"/>
    </style:style>
    <style:style style:name="ch9" style:family="chart" style:data-style-name="N2">
      <style:chart-properties chart:display-label="true" chart:logarithmic="false" chart:maximum="47.5" chart:interval-major="2.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style:rotation-angle="90"/>
      <style:text-properties fo:font-family="'Liberation Serif'" style:font-style-name="Regular" style:font-family-generic="roman" fo:font-size="18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9.502cm" svg:height="20.669cm" xlink:href=".." xlink:type="simple" chart:class="chart:line" chart:style-name="ch1">
        <chart:title svg:x="16.36cm" svg:y="0.548cm" chart:style-name="ch2">
          <text:p>SimPL</text:p>
        </chart:title>
        <chart:subtitle svg:x="7.029cm" svg:y="1.822cm" chart:style-name="ch3">
          <text:p>Average ball-in-play time of five rounds per every 10th generation top performer.</text:p>
        </chart:subtitle>
        <chart:legend svg:x="32.359cm" svg:y="10.248cm" style:legend-expansion="custom" chartooo:width="6.27cm" chartooo:height="1.472cm" style:legend-expansion-aspect-ratio="4.25951086956522" chart:style-name="ch4"/>
        <chart:plot-area chart:style-name="ch5" table:cell-range-address="Sheet1.B2:Sheet1.B11 Sheet1.F1:Sheet1.F11" chart:data-source-has-labels="both" svg:x="2.014cm" svg:y="3.247cm" svg:width="29.962cm" svg:height="15.331cm">
          <chartooo:coordinate-region svg:x="3.112cm" svg:y="3.446cm" svg:width="28.677cm" svg:height="14.485cm"/>
          <chart:axis chart:dimension="x" chart:name="primary-x" chart:style-name="ch6" chartooo:axis-type="auto">
            <chartooo:date-scale/>
            <chart:title svg:x="15.64cm" svg:y="18.993cm" chart:style-name="ch7">
              <text:p>Generation</text:p>
            </chart:title>
            <chart:categories table:cell-range-address="Sheet1.B2:Sheet1.B11"/>
            <chart:grid chart:style-name="ch8" chart:class="major"/>
          </chart:axis>
          <chart:axis chart:dimension="y" chart:name="primary-y" chart:style-name="ch9">
            <chart:title svg:x="0.612cm" svg:y="15.489cm" chart:style-name="ch10">
              <text:p>Average Ball-in-play Time (Seconds)</text:p>
            </chart:title>
            <chart:grid chart:style-name="ch8" chart:class="major"/>
          </chart:axis>
          <chart:series chart:style-name="ch11" chart:values-cell-range-address="Sheet1.F2:Sheet1.F11" chart:label-cell-address="Sheet1.F1:Sheet1.F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periment Seven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Sheet1.B2:Sheet1.B11</svg:desc>
                </draw:g>
              </table:table-cell>
              <table:table-cell office:value-type="float" office:value="1.5538">
                <text:p>1.5538</text:p>
                <draw:g>
                  <svg:desc>Sheet1.F2:Sheet1.F11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2.032">
                <text:p>2.03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7.5804">
                <text:p>7.5804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4.5818">
                <text:p>4.5818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2.7708">
                <text:p>2.7708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8.9296">
                <text:p>8.929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7.4378">
                <text:p>7.437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9.3512">
                <text:p>9.3512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6.8312">
                <text:p>6.831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5874">
                <text:p>1.58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c82dcdd6efcd48b1d8bba66bfe1989deee49c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